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T1" style:family="text">
      <style:text-properties officeooo:rsid="0020919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01-lenguaje-y-comunicacion-competencia-linguistica-y-competencia-comuni<text:span text:style-name="T1">c</text:span>ativa</text:p>
      <text:p text:style-name="Text_20_body">02-teorias-linguisticas-actuales</text:p>
      <text:p text:style-name="Text_20_body">03-lenguaje-y-pensamiento</text:p>
      <text:p text:style-name="Text_20_body">04-lenguaje-verbal-y-lenguajes-no-verbales-en-la-comunicacion-humana-relaciones</text:p>
      <text:p text:style-name="Text_20_body">05-los-medios-de-comunicacion-hoy-informacion-opinion-y-persuasion-la-publicidad</text:p>
      <text:p text:style-name="Text_20_body">06-el-proceso-de-comunicacion-la-situacion-comunicativa</text:p>
      <text:p text:style-name="Text_20_body">07-las-lenguas-de-espana-formacion-y-evolucion-sus-variedades-dialectales</text:p>
      <text:p text:style-name="Text_20_body">08-bilinguismo-y-diglosia-lenguas-en-contacto-la-normalizacion-linguistica</text:p>
      <text:p text:style-name="Text_20_body">09-el-espanol-de-america-el-espanol-en-el-mundo-situacion-y-perspectivas-de-difusion</text:p>
      <text:p text:style-name="Text_20_body">10-la-lengua-como-sistema-la-norma-linguistica-las-variedades-sociales-y-funcionales-de-la-lengua</text:p>
      <text:p text:style-name="Text_20_body">11-fonetica-y-fonologia-el-sistema-fonologico-del-espanol-y-sus-variantes-mas-significativas</text:p>
      <text:p text:style-name="Text_20_body">12-la-estructura-de-la-palabra-flexion-derivacion-y-composicion-la-organizacion-del-lexico-espanol</text:p>
      <text:p text:style-name="Text_20_body">13-relaciones-semanticas-entre-las-palabras-hiponimia-sinonimia-polisemia-homonimia-y-antonimia-los-cambios-de-sentido</text:p>
      <text:p text:style-name="Text_20_body">14-el-sintagma-nominal</text:p>
      <text:p text:style-name="Text_20_body">15-el-sintagma-verbal</text:p>
      <text:p text:style-name="Text_20_body">16-relaciones-sintacticas-sujeto-y-predicado</text:p>
      <text:p text:style-name="Text_20_body">17-la-oracion-constituyentes-estructura-y-modalidades-la-proposicion</text:p>
      <text:p text:style-name="Text_20_body">18-elementos-linguisticos-para-la-expresion-de-la-cantidad-la-cualidad-y-el-grado</text:p>
      <text:p text:style-name="Text_20_body">19-elementos-linguisticos-para-la-expresion-del-tiempo-el-espacio-y-el-modo</text:p>
      <text:p text:style-name="Text_20_body">20-expresion-de-la-asercion-la-objecion-la-opinion-el-deseo-y-la-exhortacion</text:p>
      <text:p text:style-name="Text_20_body">21-expresion-de-la-duda-la-hipotesis-y-el-contraste</text:p>
      <text:p text:style-name="Text_20_body">22-expresion-de-la-causa-la-consecuencia-y-la-finalidad</text:p>
      <text:p text:style-name="Text_20_body">23-el-texto-como-unidad-comunicativa-su-adecuacion-al-contexto-el-discurso</text:p>
      <text:p text:style-name="Text_20_body">24-coherencia-textual-deixis-anafora-y-catafora-la-progresion-tematica</text:p>
      <text:p text:style-name="Text_20_body">25-cohesion-textual-estructuras-conectores-relacionantes-y-marcas-de-organizacion</text:p>
      <text:p text:style-name="Text_20_body">26-el-texto-narrativo-estructuras-y-caracteristicas</text:p>
      <text:p text:style-name="Text_20_body">27-el-texto-descriptivo-estructuras-y-caracteristicas</text:p>
      <text:p text:style-name="Text_20_body">28-el-texto-expositivo-estructuras-y-caracteristicas</text:p>
      <text:p text:style-name="Text_20_body">29-el-texto-dialogico-estructuras-y-caracteristicas</text:p>
      <text:p text:style-name="Text_20_body">30-el-texto-argumentativo-estructura-y-tecnicas</text:p>
      <text:p text:style-name="Text_20_body"><text:soft-page-break/>31-la-comprension-y-expresion-de-textos-orales-bases-linguisticas-psicologicas-y-pedagogicas</text:p>
      <text:p text:style-name="Text_20_body">32-la-comprension-y-expresion-de-textos-escritos-bases-linguisticas-psicologicas-y-pedagogicas</text:p>
      <text:p text:style-name="Text_20_body">33-el-discurso-literario-como-producto-linguistico-estetico-y-social-los-recursos-expresivos-de-la-literatura-estilistica-y-retorica</text:p>
      <text:p text:style-name="Text_20_body">34-analisis-y-critica-literaria-metodos-intrumentos-y-tecnicas</text:p>
      <text:p text:style-name="Text_20_body">35-didactica-de-la-literatura-la-educacion-literaria</text:p>
      <text:p text:style-name="Text_20_body">36-el-genero-literario-teoria-de-los-generos</text:p>
      <text:p text:style-name="Text_20_body">37-los-generos-narrativos</text:p>
      <text:p text:style-name="Text_20_body">38-la-lirica-y-sus-convenciones</text:p>
      <text:p text:style-name="Text_20_body">39-el-teatro-texto-dramatico-y-espectaculo</text:p>
      <text:p text:style-name="Text_20_body">40-el-ensayo-el-periodismo-y-su-irrupcion-en-la-literatura</text:p>
      <text:p text:style-name="Text_20_body">41-las-fuentes-y-los-origenes-de-la-literatura-occidental-la-biblia-los-clasicos-greco-latinos</text:p>
      <text:p text:style-name="Text_20_body">42-la-epica-medieval-los-cantares-de-gesta-el-cantar-de-mio-cid</text:p>
      <text:p text:style-name="Text_20_body">43-el-mester-de-clerecia-gonzalo-de-berceo-el-arcipreste-de-hita</text:p>
      <text:p text:style-name="Text_20_body">44-la-prosa-medieval-la-escuela-de-traductores-de-toledo-alfonso-x-el-sabio-y-don-juan-manuel</text:p>
      <text:p text:style-name="Text_20_body">45-lirica-culta-y-lirica-popular-en-el-siglo-xv-los-cancioneros-jorge-manrique-el-romancero</text:p>
      <text:p text:style-name="Text_20_body">46-la-celestina</text:p>
      <text:p text:style-name="Text_20_body">47-la-lirica-renacentista-las-formas-y-el-espiritu-italianos-en-la-poesia-espanola-garcilaso-de-la-vega</text:p>
      <text:p text:style-name="Text_20_body">48-la-lirica-renacentista-en-fray-luis-de-leon-san-juan-de-la-cruz-y-santa-teresa</text:p>
      <text:p text:style-name="Text_20_body">49-la-novela-en-los-siglos-de-oro-el-lazarillo-de-tormes-la-novela-picaresca</text:p>
      <text:p text:style-name="Text_20_body">50-el-quijote</text:p>
      <text:p text:style-name="Text_20_body">51-la-lirica-en-el-barroco-gongora-quevedo-y-lope-de-vega</text:p>
      <text:p text:style-name="Text_20_body">52-creacion-del-teatro-nacional-lope-de-vega</text:p>
      <text:p text:style-name="Text_20_body">53-evolucion-del-teatro-barroco-calderon-de-la-barca-y-tirso-de-molina</text:p>
      <text:p text:style-name="Text_20_body">54-los-teatros-nacionales-de-inglaterra-y-francia-en-el-barroco-relaciones-y-diferencias-con-el-teatro-espanol</text:p>
      <text:p text:style-name="Text_20_body">55-la-literatura-espanola-en-el-siglo-xviii</text:p>
      <text:p text:style-name="Text_20_body">56-formas-originales-del-ensayo-literario-evolucion-en-los-siglos-xviii-y-xix-el-ensayo-en-el-siglo-xx</text:p>
      <text:p text:style-name="Text_20_body">57-el-movimiento-romantico-y-sus-repercusiones-en-espana</text:p>
      <text:p text:style-name="Text_20_body">58-realismo-y-naturalismo-en-la-novela-del-siglo-xix</text:p>
      <text:p text:style-name="Text_20_body">59-el-realismo-en-la-novela-de-benito-perez-galdos</text:p>
      <text:p text:style-name="Text_20_body"><text:soft-page-break/>60-modernismo-y-98-como-fenomeno-historico-social-y-estetico</text:p>
      <text:p text:style-name="Text_20_body">61-la-renovacion-de-la-lirica-espanola-final-del-siglo-xix-y-principios-del-xx</text:p>
      <text:p text:style-name="Text_20_body">62-las-vanguardias-literarias-europeas-y-espanola-relaciones</text:p>
      <text:p text:style-name="Text_20_body">63-la-lirica-en-el-grupo-poetico-del-27</text:p>
      <text:p text:style-name="Text_20_body">64-la-novela-espanola-en-la-primera-mitad-del-siglo-xx</text:p>
      <text:p text:style-name="Text_20_body">65-nuevas-formas-del-teatro-espanol-en-la-primera-mitad-del-siglo-xx-valle-inclan-garcia-lorca</text:p>
      <text:p text:style-name="Text_20_body">66-nuevos-modelos-narrativos-en-espana-a-partir-de-1940</text:p>
      <text:p text:style-name="Text_20_body">67-la-narrativa-hispanoamericana-en-el-siglo-xx</text:p>
      <text:p text:style-name="Text_20_body">68-la-poesia-espanola-a-partir-de-1940</text:p>
      <text:p text:style-name="Text_20_body">69-la-poesia-hispanoamericana-en-el-siglo-xx</text:p>
      <text:p text:style-name="Text_20_body">70-el-teatro-espanol-a-partir-de-1940</text:p>
      <text:p text:style-name="Text_20_body">71-recuperacion-de-la-literatura-de-tradicion-oral-topicos-y-formas</text:p>
      <text:p text:style-name="Text_20_body">72-la-literatura-en-lengua-catalana-gallega-y-vasca-obras-mas-relevantes-y-situacion-actual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8-11T18:14:51.050000000</meta:creation-date>
    <dc:date>2025-09-11T16:57:09.680000000</dc:date>
    <meta:editing-duration>PT31M13S</meta:editing-duration>
    <meta:editing-cycles>4</meta:editing-cycles>
    <meta:generator>LibreOffice/7.6.6.3$Windows_X86_64 LibreOffice_project/d97b2716a9a4a2ce1391dee1765565ea469b0ae7</meta:generator>
    <meta:document-statistic meta:table-count="0" meta:image-count="0" meta:object-count="0" meta:page-count="3" meta:paragraph-count="72" meta:word-count="72" meta:character-count="4629" meta:non-whitespace-character-count="4629"/>
  </office:meta>
</office:document-meta>
</file>